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097in"/>
    </style:style>
    <style:style style:name="Table1.B" style:family="table-column">
      <style:table-column-properties style:column-width="1.3167in"/>
    </style:style>
    <style:style style:name="Table1.C" style:family="table-column">
      <style:table-column-properties style:column-width="1.3111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1.4146in"/>
    </style:style>
    <style:style style:name="Table1.F" style:family="table-column">
      <style:table-column-properties style:column-width="1.07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.F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style:vertical-align="middle" fo:padding="0.0382in" fo:border-left="0.05pt solid #000000" fo:border-right="none" fo:border-top="none" fo:border-bottom="none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.8" style:family="table-row">
      <style:table-row-properties style:min-row-height="4.9333in"/>
    </style:style>
    <style:style style:name="Table1.10" style:family="table-row">
      <style:table-row-properties style:min-row-height="0.8958in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paragraph-rsid="000c0f88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46b9a" officeooo:paragraph-rsid="00146b9a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weight="bold" officeooo:paragraph-rsid="000fd75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paragraph-rsid="0011a64c"/>
    </style:style>
    <style:style style:name="P6" style:family="paragraph" style:parent-style-name="Table_20_Contents">
      <style:paragraph-properties fo:text-align="center" style:justify-single-word="false"/>
      <style:text-properties officeooo:paragraph-rsid="00130fdb"/>
    </style:style>
    <style:style style:name="P7" style:family="paragraph" style:parent-style-name="Table_20_Contents">
      <style:paragraph-properties fo:text-align="center" style:justify-single-word="false"/>
      <style:text-properties officeooo:paragraph-rsid="00146b9a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normal" officeooo:rsid="000c0f88" officeooo:paragraph-rsid="000c0f88" style:font-weight-asian="normal" style:font-weight-complex="normal"/>
    </style:style>
    <style:style style:name="P10" style:family="paragraph" style:parent-style-name="Table_20_Contents">
      <style:text-properties fo:font-weight="normal" officeooo:rsid="000c0f88" officeooo:paragraph-rsid="000c0f88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normal" officeooo:rsid="000ea979" officeooo:paragraph-rsid="000ea979" style:font-weight-asian="normal" style:font-weight-complex="normal"/>
    </style:style>
    <style:style style:name="P12" style:family="paragraph" style:parent-style-name="Table_20_Contents">
      <style:text-properties fo:font-weight="normal" officeooo:rsid="000ea979" officeooo:paragraph-rsid="000ea979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weight="normal" officeooo:rsid="000dea10" officeooo:paragraph-rsid="000ea979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weight="normal" officeooo:rsid="000dea10" officeooo:paragraph-rsid="000eb801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weight="normal" officeooo:rsid="000dea10" officeooo:paragraph-rsid="00146b9a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00dea10" officeooo:paragraph-rsid="0014d349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0dea10" officeooo:paragraph-rsid="0016b3af" style:font-weight-asian="normal" style:font-weight-complex="normal"/>
    </style:style>
    <style:style style:name="P18" style:family="paragraph" style:parent-style-name="Table_20_Contents">
      <style:text-properties fo:font-weight="normal" officeooo:rsid="000eb801" officeooo:paragraph-rsid="000eb801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011a64c" officeooo:paragraph-rsid="0011a64c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normal" officeooo:rsid="0011a64c" officeooo:paragraph-rsid="00130fdb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normal" officeooo:rsid="0011a64c" officeooo:paragraph-rsid="00146b9a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011a64c" officeooo:paragraph-rsid="0014d349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011a64c" officeooo:paragraph-rsid="0016b3af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0146b9a" officeooo:paragraph-rsid="00146b9a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014d349" officeooo:paragraph-rsid="0014d349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11a64c" officeooo:paragraph-rsid="0011a64c"/>
    </style:style>
    <style:style style:name="P28" style:family="paragraph" style:parent-style-name="Table_20_Contents">
      <style:paragraph-properties fo:text-align="center" style:justify-single-word="false"/>
      <style:text-properties officeooo:rsid="00146b9a" officeooo:paragraph-rsid="00146b9a"/>
    </style:style>
    <style:style style:name="P29" style:family="paragraph" style:parent-style-name="Heading_20_5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0c0f88"/>
    </style:style>
    <style:style style:name="T2" style:family="text">
      <style:text-properties style:font-name="Symbol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46b9a"/>
    </style:style>
    <style:style style:name="T5" style:family="text">
      <style:text-properties fo:font-size="15pt" officeooo:rsid="000fd754" style:font-size-asian="15pt" style:font-size-complex="15pt"/>
    </style:style>
    <style:style style:name="T6" style:family="text">
      <style:text-properties officeooo:rsid="0011a64c"/>
    </style:style>
    <style:style style:name="T7" style:family="text">
      <style:text-properties fo:font-weight="normal" officeooo:rsid="0011a64c" style:font-weight-asian="normal" style:font-weight-complex="normal"/>
    </style:style>
    <style:style style:name="T8" style:family="text">
      <style:text-properties fo:font-weight="normal" officeooo:rsid="000dea10" style:font-weight-asian="normal" style:font-weight-complex="normal"/>
    </style:style>
    <style:style style:name="T9" style:family="text">
      <style:text-properties fo:font-weight="bold"/>
    </style:style>
    <style:style style:name="T10" style:family="text">
      <style:text-properties officeooo:rsid="00130fdb"/>
    </style:style>
    <style:style style:name="T11" style:family="text">
      <style:text-properties officeooo:rsid="00146b9a"/>
    </style:style>
    <style:style style:name="T12" style:family="text">
      <style:text-properties style:text-position="0% 100%"/>
    </style:style>
    <style:style style:name="T13" style:family="text">
      <style:text-properties officeooo:rsid="0014d3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Renewal Products<text:line-break/>Jonathan Asaadi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5">Category<text:line-break/>(Journal / Conference Details)</text:p>
          </table:table-cell>
          <table:table-cell table:style-name="Table1.A1" office:value-type="string">
            <text:p text:style-name="P28">Publication Status</text:p>
          </table:table-cell>
          <table:table-cell table:style-name="Table1.A1" office:value-type="string">
            <text:p text:style-name="P28">DOE Acknowledgement</text:p>
          </table:table-cell>
          <table:table-cell table:style-name="Table1.A1" office:value-type="string">
            <text:p text:style-name="P25">Paper/Talk Title</text:p>
          </table:table-cell>
          <table:table-cell table:style-name="Table1.F1" office:value-type="string">
            <text:p text:style-name="P3">Author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Journal Article<text:line-break/><text:span text:style-name="T6">JINST</text:span></text:p>
          </table:table-cell>
          <table:table-cell table:style-name="Table1.A2" office:value-type="string">
            <text:p text:style-name="P5"><text:span text:style-name="T7">Publication Status<text:line-break/>Submitted<text:line-break/><text:line-break/></text:span><text:a xlink:type="simple" xlink:href="https://arxiv.org/abs/1609.06169">arXiv:1609.06169</text:a> [physics.ins-det]</text:p>
          </table:table-cell>
          <table:table-cell table:style-name="Table1.A2" office:value-type="string">
            <text:p text:style-name="P27">Acknowledgement of DOE Support <text:line-break/>Yes</text:p>
          </table:table-cell>
          <table:table-cell table:style-name="Table1.A2" office:value-type="string">
            <text:p text:style-name="P10">Construction and Assembly of the Wire Planes for the MicroBooNE Time Projection Chamber</text:p>
          </table:table-cell>
          <table:table-cell table:style-name="Table1.F2" office:value-type="string">
            <text:p text:style-name="P2"><text:span text:style-name="T1">R. Acciarri, C. Adams, J. Asaadi, J. Danaher, B.T. Fleming, R. Gardner, S. Gollapinni, R. Grosso, R. Guenette, B.R. Littlejohn, S. Lockwitz, J.L Raaf, M. Soderberg, J. St. John, T. Strauss, A.M Szelc, B. Yu</text:span>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Journal Article<text:line-break/><text:span text:style-name="T6">PRD</text:span></text:p>
          </table:table-cell>
          <table:table-cell table:style-name="Table1.A2" office:value-type="string">
            <text:p text:style-name="P5"><text:span text:style-name="T7">Publication Status<text:line-break/>Submitted<text:line-break/></text:span><text:a xlink:type="simple" xlink:href="https://arxiv.org/abs/1511.00941">arXiv:1511.00941</text:a> [hep-ex]<text:span text:style-name="T7"><text:line-break/></text:span></text:p>
          </table:table-cell>
          <table:table-cell table:style-name="Table1.A2" office:value-type="string">
            <text:p text:style-name="P20">Acknowledgement of DOE Support <text:line-break/>Yes</text:p>
          </table:table-cell>
          <table:table-cell table:style-name="Table1.A2" office:value-type="string">
            <text:p text:style-name="P10">Measurement of muon neutrino and antimuon neutrino neutral current <text:span text:style-name="T2">p</text:span><text:span text:style-name="T3">0</text:span>→<text:span text:style-name="T2">gg</text:span> production in the ArgoNeuT Detector</text:p>
          </table:table-cell>
          <table:table-cell table:style-name="Table1.F2" office:value-type="string">
            <text:p text:style-name="P10">ArgoNeuT Collaboration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Journal Article<text:line-break/><text:span text:style-name="T6">JINST</text:span></text:p>
          </table:table-cell>
          <table:table-cell table:style-name="Table1.A2" office:value-type="string">
            <text:p text:style-name="P5"><text:span text:style-name="T7">Publication Status<text:line-break/>Accepted<text:line-break/><text:line-break/>DOI:<text:line-break/></text:span><text:a xlink:type="simple" xlink:href="https://arxiv.org/ct?url=http%3A%2F%2Fdx.doi.org%2F10%252E1088%2F1748-0221%2F9%2F09%2FP09002&amp;v=1f8d253f">10.1088/1748-0221/9/09/P09002</text:a><text:line-break/><text:line-break/>J Asaadi <text:span text:style-name="Emphasis">et al</text:span> 2014 <text:span text:style-name="Emphasis">JINST</text:span> <text:span text:style-name="T9">9</text:span> P09002</text:p>
          </table:table-cell>
          <table:table-cell table:style-name="Table1.A2" office:value-type="string">
            <text:p text:style-name="P20">Acknowledgement of DOE Support <text:line-break/>Yes</text:p>
          </table:table-cell>
          <table:table-cell table:style-name="Table1.A2" office:value-type="string">
            <text:p text:style-name="P10">Testing High Voltage Surge Protection Devices for Use in Liquid Argon TPC Detectors</text:p>
          </table:table-cell>
          <table:table-cell table:style-name="Table1.F2" office:value-type="string">
            <text:p text:style-name="P10">J. Asaadi, J.M. Conrad, S. Gollapinni, B.J.P Jones, H. Jostlein, J.M. St. John, T. Strauss, S. Wolbers, J. Zennamo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Journal Article<text:line-break/><text:span text:style-name="T6">PRD</text:span></text:p>
          </table:table-cell>
          <table:table-cell table:style-name="Table1.A2" office:value-type="string">
            <text:p text:style-name="P5"><text:span text:style-name="T7">Publication Status<text:line-break/>Accepted<text:line-break/><text:line-break/>DOI:<text:line-break/></text:span><text:a xlink:type="simple" xlink:href="https://arxiv.org/ct?url=http%3A%2F%2Fdx.doi.org%2F10%252E1103%2FPhysRevD%252E89%252E112003&amp;v=6bd53b4a">10.1103/PhysRevD.89.112003</text:a><text:line-break/><text:soft-page-break/></text:p>
            <text:h text:style-name="P29" text:outline-level="5">Phys. Rev. D 89, 112003</text:h>
            <text:p text:style-name="P5"/>
          </table:table-cell>
          <table:table-cell table:style-name="Table1.A2" office:value-type="string">
            <text:p text:style-name="P20">Acknowledgement of DOE Support <text:line-break/>Yes</text:p>
          </table:table-cell>
          <table:table-cell table:style-name="Table1.A2" office:value-type="string">
            <text:p text:style-name="P10">Measurement of Inclusive Muon Neutrino and Antineutrino Charged Current Differential Cross <text:soft-page-break/>Sections on Argon in the NuMI Antineutrino Beam</text:p>
          </table:table-cell>
          <table:table-cell table:style-name="Table1.F2" office:value-type="string">
            <text:p text:style-name="P10">ArgoNeuT Collaboration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Journal Article<text:line-break/><text:span text:style-name="T10">PRD</text:span></text:p>
          </table:table-cell>
          <table:table-cell table:style-name="Table1.A2" office:value-type="string">
            <text:p text:style-name="P6"><text:span text:style-name="T7">Publication Status<text:line-break/>Accepted<text:line-break/><text:line-break/>DOI:<text:line-break/></text:span><text:a xlink:type="simple" xlink:href="https://arxiv.org/ct?url=http%3A%2F%2Fdx.doi.org%2F10%252E1103%2FPhysRevD%252E90%252E012008&amp;v=76894c79">10.1103/PhysRevD.90.012008</text:a><text:line-break/><text:line-break/>Phys. Rev. D <text:span text:style-name="T9">90</text:span>, 012008</text:p>
            <text:p text:style-name="P6"/>
          </table:table-cell>
          <table:table-cell table:style-name="Table1.A2" office:value-type="string">
            <text:p text:style-name="P21">Acknowledgement of DOE Support <text:line-break/>Yes</text:p>
          </table:table-cell>
          <table:table-cell table:style-name="Table1.A2" office:value-type="string">
            <text:p text:style-name="P10">The detection of back-to-back proton pairs in Charged-Current neutrino interactions with the ArgoNeuT detector in the NuMI low energy beam line</text:p>
          </table:table-cell>
          <table:table-cell table:style-name="Table1.F2" office:value-type="string">
            <text:p text:style-name="P10">ArgoNeuT Collaboration</text:p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1">Other Publication<text:line-break/><text:line-break/><text:span text:style-name="T10">CERN-SPSC</text:span></text:p>
          </table:table-cell>
          <table:table-cell table:style-name="Table1.A2" office:value-type="string">
            <text:p text:style-name="P11">CERN-SPSC-2015-009 ; SPSC-I-243</text:p>
          </table:table-cell>
          <table:table-cell table:style-name="Table1.A2" office:value-type="string">
            <text:p text:style-name="P21">Acknowledgement of DOE Support <text:line-break/><text:span text:style-name="T10">No</text:span></text:p>
          </table:table-cell>
          <table:table-cell table:style-name="Table1.A2" office:value-type="string">
            <text:p text:style-name="P12">ArgonCube: A novel, fully modular approach for the realization of large-mass liquid argon TPC neutrino detector</text:p>
          </table:table-cell>
          <table:table-cell table:style-name="Table1.F2" office:value-type="string">
            <text:p text:style-name="P12">ArgonCube Collaboration</text:p>
          </table:table-cell>
        </table:table-row>
        <table:table-row table:style-name="Table1.8"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7"><text:span text:style-name="T8">Conference Paper/<text:line-break/>Presentation<text:line-break/></text:span></text:p>
            <text:p text:style-name="P7">Coordinating Panel for Advanced Detectors of the<text:line-break/>Division of Particles and Fields of the American Physical Society<text:line-break/><text:line-break/><text:span text:style-name="T11">Arlington, Texas<text:line-break/><text:line-break/>October 5</text:span><text:span text:style-name="T4">th</text:span><text:span text:style-name="T11"> 2015</text:span></text:p>
            <text:p text:style-name="P15"><text:line-break/></text:p>
          </table:table-cell>
          <table:table-cell table:style-name="Table1.A2" office:value-type="string">
            <text:p text:style-name="P15"><text:span text:style-name="T6">Publication Status<text:line-break/><text:line-break/>No Publication</text:span></text:p>
          </table:table-cell>
          <table:table-cell table:style-name="Table1.A2" office:value-type="string">
            <text:p text:style-name="P22">Acknowledgement of DOE Support <text:line-break/><text:span text:style-name="T10">No</text:span></text:p>
          </table:table-cell>
          <table:table-cell table:style-name="Table1.A2" office:value-type="string">
            <text:p text:style-name="P12">New Technologies for Neutrino Oscillations </text:p>
          </table:table-cell>
          <table:table-cell table:style-name="Table1.F2" office:value-type="string">
            <text:p text:style-name="P12">J. Asaadi</text:p>
          </table:table-cell>
        </table:table-row>
        <text:soft-page-break/>
        <table:table-row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3">Conference Paper/<text:line-break/>Presentation</text:p>
            <text:p text:style-name="P13"/>
            <text:p text:style-name="P25">25<text:span text:style-name="T3">th</text:span> International Workshop on Weak Interactions and Neutrinos</text:p>
            <text:p text:style-name="P25"/>
            <text:p text:style-name="P25">Heidelberg, Germany</text:p>
            <text:p text:style-name="P25"/>
            <text:p text:style-name="P25">June 8<text:span text:style-name="T3">th</text:span> 2015</text:p>
          </table:table-cell>
          <table:table-cell table:style-name="Table1.A2" office:value-type="string">
            <text:p text:style-name="P15"><text:span text:style-name="T6">Publication Status<text:line-break/><text:line-break/>No Publication</text:span></text:p>
          </table:table-cell>
          <table:table-cell table:style-name="Table1.A2" office:value-type="string">
            <text:p text:style-name="P22">Acknowledgement of DOE Support <text:line-break/><text:span text:style-name="T10">No</text:span></text:p>
          </table:table-cell>
          <table:table-cell table:style-name="Table1.A2" office:value-type="string">
            <text:p text:style-name="P12">The Fermilab Short-Baseline Neutrino Program (WIN 2015)</text:p>
          </table:table-cell>
          <table:table-cell table:style-name="Table1.F2" office:value-type="string">
            <text:p text:style-name="P12"><text:span text:style-name="T10">J. Asaadi on behalf of the </text:span>Fermilab SBN Collaboration</text:p>
          </table:table-cell>
        </table:table-row>
        <table:table-row table:style-name="Table1.10"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4">Conference Paper/<text:line-break/>Presentation</text:p>
            <text:p text:style-name="P14"/>
            <text:p text:style-name="P26">20<text:span text:style-name="T3">th</text:span> Particles and Nuclei International Conference<text:line-break/><text:line-break/>Hamburg, Germany<text:line-break/><text:line-break/>August 25<text:span text:style-name="T3">th</text:span> 2014</text:p>
          </table:table-cell>
          <table:table-cell table:style-name="Table1.A2" office:value-type="string">
            <text:p text:style-name="P16"><text:span text:style-name="T6">Publication Status<text:line-break/><text:line-break/>No Publication</text:span></text:p>
          </table:table-cell>
          <table:table-cell table:style-name="Table1.A2" office:value-type="string">
            <text:p text:style-name="P23">Acknowledgement of DOE Support <text:line-break/><text:span text:style-name="T10">No</text:span></text:p>
          </table:table-cell>
          <table:table-cell table:style-name="Table1.A2" office:value-type="string">
            <text:p text:style-name="P18">The MicroBooNE Experiment (PANIC2014)</text:p>
          </table:table-cell>
          <table:table-cell table:style-name="Table1.F2" office:value-type="string">
            <text:p text:style-name="P18"><text:span text:style-name="T13">J. Asaadi on behalf of the </text:span>MicroBooNE Collaboration</text:p>
          </table:table-cell>
        </table:table-row>
        <table:table-row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4">Conference Paper/<text:line-break/>Presentation</text:p>
            <text:p text:style-name="P14"/>
            <text:p text:style-name="P26">9<text:span text:style-name="T3">th</text:span> International Workshop on Neutrino-Nucleus Interactions in the Few-GeV Region<text:line-break/><text:line-break/>Surrey, UK<text:line-break/><text:line-break/>May 19<text:span text:style-name="T3">th</text:span> 2014</text:p>
          </table:table-cell>
          <table:table-cell table:style-name="Table1.A2" office:value-type="string">
            <text:p text:style-name="P17"><text:span text:style-name="T6">Publication Status<text:line-break/><text:line-break/>No Publication</text:span></text:p>
          </table:table-cell>
          <table:table-cell table:style-name="Table1.A2" office:value-type="string">
            <text:p text:style-name="P24">Acknowledgement of DOE Support <text:line-break/><text:span text:style-name="T10">No</text:span></text:p>
          </table:table-cell>
          <table:table-cell table:style-name="Table1.A2" office:value-type="string">
            <text:p text:style-name="P18">Future prospects of electron/photon separation and Neutral Current <text:span text:style-name="T2">p</text:span><text:span text:style-name="T3">0</text:span> measurements with Liquid Argon TPCs and other methods</text:p>
          </table:table-cell>
          <table:table-cell table:style-name="Table1.F2" office:value-type="string">
            <text:p text:style-name="P18">J. Asaadi</text:p>
          </table:table-cell>
        </table:table-row>
        <table:table-row>
          <table:table-cell table:style-name="Table1.A2" office:value-type="string">
            <text:p text:style-name="P9">11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12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13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14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8"/>
          </table:table-cell>
        </table:table-row>
        <table:table-row>
          <table:table-cell table:style-name="Table1.A16" office:value-type="string">
            <text:p text:style-name="P9">15</text:p>
          </table:table-cell>
          <table:table-cell table:style-name="Table1.A16" office:value-type="string">
            <text:p text:style-name="P19"/>
          </table:table-cell>
          <table:table-cell table:style-name="Table1.A16" office:value-type="string">
            <text:p text:style-name="P19"/>
          </table:table-cell>
          <table:table-cell table:style-name="Table1.A16" office:value-type="string">
            <text:p text:style-name="P19"/>
          </table:table-cell>
          <table:table-cell table:style-name="Table1.A16" office:value-type="string">
            <text:p text:style-name="P8"/>
          </table:table-cell>
          <table:table-cell table:style-name="Table1.F16" office:value-type="string">
            <text:p text:style-name="P8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08:25:44.168115475</meta:creation-date>
    <dc:date>2016-09-26T11:42:42.582599716</dc:date>
    <meta:editing-duration>PT3H1M35S</meta:editing-duration>
    <meta:editing-cycles>8</meta:editing-cycles>
    <meta:generator>LibreOffice/4.2.8.2$Linux_X86_64 LibreOffice_project/420m0$Build-2</meta:generator>
    <meta:document-statistic meta:table-count="1" meta:image-count="0" meta:object-count="0" meta:page-count="3" meta:paragraph-count="79" meta:word-count="447" meta:character-count="3196" meta:non-whitespace-character-count="2795"/>
  </office:meta>
</office:document-meta>
</file>